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weight="bold" officeooo:paragraph-rsid="001d0b94" style:font-weight-asian="bold" style:font-weight-complex="bold"/>
    </style:style>
    <style:style style:name="P2" style:family="paragraph" style:parent-style-name="Standard">
      <style:text-properties fo:font-weight="bold" officeooo:rsid="0024f70a" officeooo:paragraph-rsid="0024f70a" style:font-weight-asian="bold" style:font-weight-complex="bold"/>
    </style:style>
    <style:style style:name="P3" style:family="paragraph" style:parent-style-name="Standard">
      <style:text-properties fo:font-weight="bold" officeooo:paragraph-rsid="001e7500" style:font-weight-asian="bold" style:font-weight-complex="bold"/>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officeooo:rsid="001e7500" officeooo:paragraph-rsid="001e7500"/>
    </style:style>
    <style:style style:name="P6" style:family="paragraph" style:parent-style-name="Text_20_body">
      <style:paragraph-properties fo:text-align="justify" style:justify-single-word="false"/>
      <style:text-properties officeooo:rsid="001e7500" officeooo:paragraph-rsid="0022cf33"/>
    </style:style>
    <style:style style:name="P7" style:family="paragraph" style:parent-style-name="Text_20_body">
      <style:text-properties officeooo:paragraph-rsid="0022cf33"/>
    </style:style>
    <style:style style:name="P8" style:family="paragraph" style:parent-style-name="Text_20_body">
      <style:text-properties officeooo:paragraph-rsid="00284fef"/>
    </style:style>
    <style:style style:name="P9" style:family="paragraph" style:parent-style-name="Standard">
      <style:text-properties fo:font-weight="bold" officeooo:rsid="0024f70a" officeooo:paragraph-rsid="002d14ea" style:font-weight-asian="bold" style:font-weight-complex="bold"/>
    </style:style>
    <style:style style:name="P10" style:family="paragraph" style:parent-style-name="Text_20_body">
      <style:paragraph-properties fo:text-align="justify" style:justify-single-word="false"/>
      <style:text-properties officeooo:rsid="001e7500" officeooo:paragraph-rsid="002d14ea"/>
    </style:style>
    <style:style style:name="T1" style:family="text">
      <style:text-properties fo:font-weight="normal" style:font-weight-asian="normal" style:font-weight-complex="normal"/>
    </style:style>
    <style:style style:name="T2" style:family="text">
      <style:text-properties fo:font-weight="normal" officeooo:rsid="001d0b94" style:font-weight-asian="normal" style:font-weight-complex="normal"/>
    </style:style>
    <style:style style:name="T3" style:family="text">
      <style:text-properties fo:font-weight="normal" officeooo:rsid="002a3160" style:font-weight-asian="normal" style:font-weight-complex="normal"/>
    </style:style>
    <style:style style:name="T4" style:family="text">
      <style:text-properties officeooo:rsid="001e7500"/>
    </style:style>
    <style:style style:name="T5" style:family="text">
      <style:text-properties officeooo:rsid="002171c0"/>
    </style:style>
    <style:style style:name="T6" style:family="text">
      <style:text-properties officeooo:rsid="0022cf33"/>
    </style:style>
    <style:style style:name="T7" style:family="text">
      <style:text-properties officeooo:rsid="002383d9"/>
    </style:style>
    <style:style style:name="T8" style:family="text">
      <style:text-properties fo:font-size="14pt" style:font-size-asian="14pt" style:font-size-complex="14pt"/>
    </style:style>
    <style:style style:name="T9" style:family="text">
      <style:text-properties fo:font-size="14pt" officeooo:rsid="001e7500" style:font-size-asian="14pt" style:font-size-complex="14pt"/>
    </style:style>
    <style:style style:name="T10" style:family="text">
      <style:text-properties fo:font-size="14pt" officeooo:rsid="0020165d" style:font-size-asian="14pt" style:font-size-complex="14pt"/>
    </style:style>
    <style:style style:name="T11" style:family="text">
      <style:text-properties officeooo:rsid="0025e053"/>
    </style:style>
    <style:style style:name="T12" style:family="text">
      <style:text-properties officeooo:rsid="00284fef"/>
    </style:style>
    <style:style style:name="T13" style:family="text">
      <style:text-properties officeooo:rsid="0028a772"/>
    </style:style>
    <style:style style:name="T14" style:family="text">
      <style:text-properties officeooo:rsid="002d14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You are invited</text:span><text:span text:style-name="T1"> </text:span><text:span text:style-name="T2">to participate </text:span><text:span text:style-name="T1">in </text:span><text:span text:style-name="T2">a</text:span><text:span text:style-name="T1"> </text:span></text:p>
      <text:p text:style-name="P3"><text:span text:style-name="T9">Networked Music </text:span><text:span text:style-name="T10">Composition and </text:span><text:span text:style-name="T9">Performance</text:span><text:span text:style-name="T8"> Workshop </text:span></text:p>
      <text:p text:style-name="P9">With </text:p>
      <text:p text:style-name="P9">Khabat Abas (cello) and Anne Han (violin)</text:p>
      <text:p text:style-name="P2"/>
      <text:p text:style-name="P4"><text:span text:style-name="T5">Monday</text:span> <text:span text:style-name="T14">9</text:span><text:span text:style-name="T5"> </text:span><text:span text:style-name="T14">January</text:span>, <text:span text:style-name="T5">19</text:span>:<text:span text:style-name="T5">3</text:span>0</text:p>
      <text:p text:style-name="P4">Deptford Town Hall, Council Chamber</text:p>
      <text:p text:style-name="Standard"/>
      <text:p text:style-name="P10"><text:span text:style-name="T13">Please reserve a free ticket as seating is limited:</text:span></text:p>
      <text:p text:style-name="P10"><text:span text:style-name="T13">https://www.eventbrite.co.uk/e/networked-music-composition-and-performance-workshop-tickets-504446321527</text:span></text:p>
      <text:p text:style-name="P6">You are invited to participate as an active audience member in a networked composition performance of “<text:span text:style-name="T5">Socket </text:span>Dialog<text:span text:style-name="T5">ues</text:span>” by Slavko Zagorac (PhD candidate at Goldsmiths’ Music department). For the best experience, please bring in your mobile device (any smart mobile phone or tablet should be fine).</text:p>
      <text:p text:style-name="P7">“<text:span text:style-name="T5">Socket </text:span><text:span text:style-name="T4">Dialog</text:span><text:span text:style-name="T5">ues</text:span>” is <text:span text:style-name="T11">written</text:span> for the networked performance system which allows performers and audience to connect over a computer network and exchange data and events in real-time. The audience will be able to view the score generated specifically for their mobile devices and interact with the system and other participants during the performance.</text:p>
      <text:p text:style-name="Text_20_body">Instructions on how to use the system will be provided at the workshop. No technical experience is necessary. Feedback on the system functionality and usability will be much appreciated at the end of the session.</text:p>
      <text:p text:style-name="P8">Please join us if you can, it should be an exciting workshop with amazing <text:span text:style-name="T6">musicians Khabat Abas (cello) and Anne Han (violin)</text:spa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2T11:26:37.608163551</meta:creation-date>
    <dc:date>2023-01-04T12:27:15.511323555</dc:date>
    <meta:editing-duration>PT1H32M16S</meta:editing-duration>
    <meta:editing-cycles>15</meta:editing-cycles>
    <meta:generator>LibreOffice/7.3.3.2$MacOSX_X86_64 LibreOffice_project/d1d0ea68f081ee2800a922cac8f79445e4603348</meta:generator>
    <meta:document-statistic meta:table-count="0" meta:image-count="0" meta:object-count="0" meta:page-count="1" meta:paragraph-count="12" meta:word-count="196" meta:character-count="1333" meta:non-whitespace-character-count="1146"/>
  </office:meta>
</office:document-meta>
</file>